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247a" officeooo:paragraph-rsid="0003247a"/>
    </style:style>
    <style:style style:name="P2" style:family="paragraph" style:parent-style-name="Standard">
      <style:paragraph-properties fo:text-align="center" style:justify-single-word="false"/>
      <style:text-properties fo:font-size="16pt" officeooo:rsid="000ce1b3" officeooo:paragraph-rsid="000ce1b3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0.5pt" officeooo:rsid="000ce1b3" officeooo:paragraph-rsid="000ce1b3" style:font-size-asian="9.14999961853027pt" style:font-size-complex="10.5pt"/>
    </style:style>
    <style:style style:name="P4" style:family="paragraph" style:parent-style-name="Standard">
      <style:text-properties officeooo:rsid="0005e7bb" officeooo:paragraph-rsid="0005e7bb"/>
    </style:style>
    <style:style style:name="P5" style:family="paragraph" style:parent-style-name="Standard">
      <style:text-properties officeooo:rsid="00071acb" officeooo:paragraph-rsid="00071acb"/>
    </style:style>
    <style:style style:name="P6" style:family="paragraph" style:parent-style-name="Standard" style:list-style-name="L1">
      <style:text-properties officeooo:rsid="00071acb" officeooo:paragraph-rsid="00071acb"/>
    </style:style>
    <style:style style:name="P7" style:family="paragraph" style:parent-style-name="Standard" style:list-style-name="L2">
      <style:text-properties officeooo:rsid="00071acb" officeooo:paragraph-rsid="00071acb"/>
    </style:style>
    <style:style style:name="P8" style:family="paragraph" style:parent-style-name="Standard" style:list-style-name="L2">
      <style:text-properties officeooo:rsid="00077976" officeooo:paragraph-rsid="00077976"/>
    </style:style>
    <style:style style:name="P9" style:family="paragraph" style:parent-style-name="Standard">
      <style:text-properties officeooo:rsid="00077976" officeooo:paragraph-rsid="00077976"/>
    </style:style>
    <style:style style:name="P10" style:family="paragraph" style:parent-style-name="Standard">
      <style:text-properties fo:font-weight="bold" officeooo:rsid="00077976" officeooo:paragraph-rsid="00077976" style:font-weight-asian="bold" style:font-weight-complex="bold"/>
    </style:style>
    <style:style style:name="P11" style:family="paragraph" style:parent-style-name="Standard">
      <style:text-properties fo:font-weight="bold" officeooo:rsid="0008393e" officeooo:paragraph-rsid="0008393e" style:font-weight-asian="bold" style:font-weight-complex="bold"/>
    </style:style>
    <style:style style:name="P12" style:family="paragraph" style:parent-style-name="Standard">
      <style:text-properties officeooo:rsid="00083bac" officeooo:paragraph-rsid="00083bac"/>
    </style:style>
    <style:style style:name="P13" style:family="paragraph" style:parent-style-name="Standard" style:list-style-name="L3">
      <style:text-properties officeooo:rsid="00083bac" officeooo:paragraph-rsid="00083ba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13b0" style:font-weight-asian="bold" style:font-weight-complex="bold"/>
    </style:style>
    <style:style style:name="T3" style:family="text">
      <style:text-properties officeooo:rsid="000513b0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.S.V.T. Project Request Report</text:p>
      <text:p text:style-name="P3">Data Sorting Visualization Tool</text:p>
      <text:p text:style-name="P1"/>
      <text:p text:style-name="P1"><text:span text:style-name="T2">Description</text:span><text:span text:style-name="T3">: </text:span>One of the main <text:span text:style-name="T3">skills / components</text:span> <text:span text:style-name="T3">that </text:span>Software Engineer<text:span text:style-name="T3">s</text:span> <text:span text:style-name="T3">need to know is the different sorting algorithms and their time complexities. When students first start out learning this algorithms, it may be hard to visualize these algorithms. </text:span></text:p>
      <text:p text:style-name="P1"/>
      <text:p text:style-name="P4">This tool will help Students and Engineers by visualizing Sorting algorithms using a Bar Graph design. </text:p>
      <text:p text:style-name="P4"/>
      <text:p text:style-name="P5"><text:span text:style-name="T1">MVC</text:span>: </text:p>
      <text:p text:style-name="P5"/>
      <text:list xml:id="list2334438918" text:style-name="L1">
        <text:list-item>
          <text:p text:style-name="P6">Visualize basic sorting algorithms (Bubble, Merge, Quick, etc…)</text:p>
        </text:list-item>
        <text:list-item>
          <text:p text:style-name="P6">Option to select different sorting algorithms</text:p>
        </text:list-item>
      </text:list>
      <text:p text:style-name="P5"/>
      <text:p text:style-name="P5"><text:span text:style-name="T1">Additional Goals</text:span>: </text:p>
      <text:p text:style-name="P5"/>
      <text:list xml:id="list4078677857" text:style-name="L2">
        <text:list-item>
          <text:p text:style-name="P7">Visualize more complicated sorting algorithms (BST, Heap, Breadth First, etc…)</text:p>
        </text:list-item>
        <text:list-item>
          <text:p text:style-name="P7">Ability to Pause</text:p>
        </text:list-item>
        <text:list-item>
          <text:p text:style-name="P7">Control Speed</text:p>
        </text:list-item>
        <text:list-item>
          <text:p text:style-name="P8">Display Time Complexities of Sorting Algorithms</text:p>
        </text:list-item>
      </text:list>
      <text:p text:style-name="P9"/>
      <text:p text:style-name="P10">Audience<text:span text:style-name="T4">: While our audience is mainly students, the main reason for this being built is to showcase our knowledge of sorting algorithms.</text:span></text:p>
      <text:p text:style-name="P10"><text:span text:style-name="T4"/></text:p>
      <text:p text:style-name="P11"><text:span text:style-name="T4">Long story short, the developers who will make this program will be the main audience.</text:span></text:p>
      <text:p text:style-name="P11"><text:span text:style-name="T4"/></text:p>
      <text:p text:style-name="P12"><text:span text:style-name="T1">Components</text:span><text:span text:style-name="T4">: </text:span></text:p>
      <text:p text:style-name="P12"><text:span text:style-name="T4"/></text:p>
      <text:list xml:id="list2091594288" text:style-name="L3">
        <text:list-item>
          <text:p text:style-name="P13"><text:span text:style-name="T4">Front-End: React for Data Visualization</text:span>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7:14:49.773502441</meta:creation-date>
    <dc:date>2019-10-15T18:43:17.637615878</dc:date>
    <meta:editing-duration>PT15M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151" meta:character-count="984" meta:non-whitespace-character-count="851"/>
  </office:meta>
</office:document-meta>
</file>